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5.625in" fo:margin-left="0.5271in" style:page-number="auto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896in" fo:margin-left="-0.0924in" table:align="left" style:writing-mode="lr-tb"/>
    </style:style>
    <style:style style:name="Table3.A" style:family="table-column">
      <style:table-column-properties style:column-width="1.0597in"/>
    </style:style>
    <style:style style:name="Table3.B" style:family="table-column">
      <style:table-column-properties style:column-width="3.4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style:font-name-asian="Times New Roman"/>
    </style:style>
    <style:style style:name="P12" style:family="paragraph" style:parent-style-name="Text_20_body">
      <style:text-properties officeooo:rsid="00072206" officeooo:paragraph-rsid="00072206"/>
    </style:style>
    <style:style style:name="P13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1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1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1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1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1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1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df749" officeooo:paragraph-rsid="000df749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31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officeooo:rsid="00072206" officeooo:paragraph-rsid="00072206"/>
    </style:style>
    <style:style style:name="P37" style:family="paragraph" style:parent-style-name="Table_20_Contents">
      <style:text-properties officeooo:rsid="002ee970" officeooo:paragraph-rsid="002ee970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Text_20_body">
      <style:text-properties fo:color="#000000"/>
    </style:style>
    <style:style style:name="P40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44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45" style:family="paragraph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language="pl" fo:country="PL" style:language-asian="zh" style:country-asian="CN" style:language-complex="ar" style:country-complex="SA" fo:hyphenate="false" fo:hyphenation-remain-char-count="2" fo:hyphenation-push-char-count="2"/>
    </style:style>
    <style:style style:name="P46" style:family="paragraph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7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8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4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5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60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61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62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63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64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65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66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67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68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69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70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71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72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3" style:family="paragraph" style:parent-style-name="Zawartość_20_tabeli">
      <style:paragraph-properties fo:text-align="center" style:justify-single-word="false"/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000000" officeooo:rsid="001d449d"/>
    </style:style>
    <style:style style:name="T5" style:family="text">
      <style:text-properties fo:color="#0000ff"/>
    </style:style>
    <style:style style:name="T6" style:family="text">
      <style:text-properties officeooo:rsid="0004a424"/>
    </style:style>
    <style:style style:name="T7" style:family="text">
      <style:text-properties officeooo:rsid="0008fbd9"/>
    </style:style>
    <style:style style:name="T8" style:family="text">
      <style:text-properties officeooo:rsid="000f0bf6"/>
    </style:style>
    <style:style style:name="T9" style:family="text">
      <style:text-properties officeooo:rsid="0018aa07"/>
    </style:style>
    <style:style style:name="T10" style:family="text">
      <style:text-properties officeooo:rsid="0018d057"/>
    </style:style>
    <style:style style:name="T11" style:family="text">
      <style:text-properties officeooo:rsid="001a6255"/>
    </style:style>
    <style:style style:name="T12" style:family="text">
      <style:text-properties officeooo:rsid="001d449d"/>
    </style:style>
    <style:style style:name="T13" style:family="text">
      <style:text-properties fo:color="#ce181e"/>
    </style:style>
    <style:style style:name="T14" style:family="text">
      <style:text-properties fo:color="#ce181e" officeooo:rsid="001d449d"/>
    </style:style>
    <style:style style:name="T15" style:family="text">
      <style:text-properties officeooo:rsid="002ee970"/>
    </style:style>
    <style:style style:name="T16" style:family="text">
      <style:text-properties officeooo:rsid="003308bd"/>
    </style:style>
    <style:style style:name="T17" style:family="text">
      <style:text-properties officeooo:rsid="003453f5"/>
    </style:style>
    <style:style style:name="T18" style:family="text">
      <style:text-properties officeooo:rsid="003b9b04"/>
    </style:style>
    <style:style style:name="T19" style:family="text">
      <style:text-properties officeooo:rsid="003d086c"/>
    </style:style>
    <style:style style:name="T20" style:family="text">
      <style:text-properties officeooo:rsid="003ec8d3"/>
    </style:style>
    <style:style style:name="T21" style:family="text">
      <style:text-properties officeooo:rsid="003f35e4"/>
    </style:style>
    <style:style style:name="T22" style:family="text">
      <style:text-properties officeooo:rsid="003f9f88"/>
    </style:style>
    <style:style style:name="T23" style:family="text">
      <style:text-properties officeooo:rsid="004310c5"/>
    </style:style>
    <style:style style:name="T24" style:family="text">
      <style:text-properties officeooo:rsid="00445f97"/>
    </style:style>
    <style:style style:name="T25" style:family="text">
      <style:text-properties officeooo:rsid="004651e0"/>
    </style:style>
    <style:style style:name="T26" style:family="text">
      <style:text-properties officeooo:rsid="00537d7c"/>
    </style:style>
    <style:style style:name="T27" style:family="text">
      <style:text-properties officeooo:rsid="0055769b"/>
    </style:style>
    <style:style style:name="T28" style:family="text">
      <style:text-properties officeooo:rsid="00568348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70">Uladzislau Harbuz</text:p>
      <text:p text:style-name="P71">Maksym Yakymyshyn</text:p>
      <text:p text:style-name="P31">Spis treści</text:p>
      <text:section text:style-name="Sect1" text:name="Section1">
        <text:p text:style-name="P32"><text:span text:style-name="T3"><text:s/></text:span><text:span text:style-name="T1">1 <text:s/>Wstęp<text:tab/>3</text:span></text:p>
        <text:p text:style-name="P33"><text:span text:style-name="T3"><text:s/></text:span><text:span text:style-name="T1">1.1 <text:s/>Treść zadania<text:tab/>3</text:span></text:p>
        <text:p text:style-name="P33"><text:span text:style-name="T3"><text:s/></text:span><text:span text:style-name="T1">1.2 <text:s/>Dodatkowe założenia<text:tab/>3</text:span></text:p>
        <text:p text:style-name="P34"><text:span text:style-name="T2"><text:s/></text:span><text:span text:style-name="T1">1.2.1 <text:s/>Serwer<text:tab/>3</text:span></text:p>
        <text:p text:style-name="P34"><text:span text:style-name="T2"><text:s/></text:span><text:span text:style-name="T1">1.2.2 <text:s/>Klient<text:tab/>3</text:span></text:p>
        <text:p text:style-name="P32"><text:span text:style-name="T3"><text:s/></text:span><text:span text:style-name="T1">2 <text:s/>Słownik pojęć<text:tab/>3</text:span></text:p>
        <text:p text:style-name="P32"><text:span text:style-name="T3"><text:s/></text:span><text:span text:style-name="T1">3 <text:s/>Użyte protokoły<text:tab/>3</text:span></text:p>
        <text:p text:style-name="P33"><text:span text:style-name="T3"><text:s/></text:span><text:span text:style-name="T1">3.1 <text:s/>Protokół komunikacji klienta z serwerem<text:tab/>3</text:span></text:p>
        <text:p text:style-name="P34"><text:span text:style-name="T2"><text:s/></text:span><text:span text:style-name="T1">3.1.1 <text:s text:c="2"/>Wstęp<text:tab/>3</text:span></text:p>
        <text:p text:style-name="P35"><text:span text:style-name="T2"><text:s/></text:span><text:span text:style-name="T1">3.1.1.1 <text:s/>Technologia<text:tab/>3</text:span></text:p>
        <text:p text:style-name="P35"><text:span text:style-name="T2"><text:s/></text:span><text:span text:style-name="T1">3.1.1.2 <text:s/>Funkcjonalność:<text:tab/>3</text:span></text:p>
        <text:p text:style-name="P34"><text:span text:style-name="T2"><text:s/></text:span><text:span text:style-name="T1">3.1.2 <text:s/>Dokładny opis funkcjonalny poszczególnych metod/komend<text:tab/>4</text:span></text:p>
        <text:p text:style-name="P35"><text:span text:style-name="T2"><text:s/></text:span><text:span text:style-name="T1">3.1.2.1 <text:s/>XXXXXXXXXXXX (<text:tab/>4</text:span></text:p>
        <text:p text:style-name="P34"><text:span text:style-name="T2"><text:s/></text:span><text:span text:style-name="T1">3.1.3 <text:s/>Spis komunikatów błędów<text:tab/>4</text:span></text:p>
        <text:p text:style-name="P33"><text:span text:style-name="T3"><text:s/></text:span><text:span text:style-name="T1">3.2 <text:s/>Protokół przesyłania plików pomiędzy klientami(o ile występuje)<text:tab/>4</text:span></text:p>
        <text:p text:style-name="P34"><text:span text:style-name="T2"><text:s/></text:span><text:span text:style-name="T1">3.2.1 <text:s/>Wstęp<text:tab/>4</text:span></text:p>
        <text:p text:style-name="P34"><text:span text:style-name="T2"><text:s/></text:span><text:span text:style-name="T1">3.2.2 <text:s/>Żądanie<text:tab/>5</text:span></text:p>
        <text:p text:style-name="P34"><text:span text:style-name="T2"><text:s/></text:span><text:span text:style-name="T1">3.2.3 <text:s/>Odpowiedź<text:tab/>5</text:span></text:p>
        <text:p text:style-name="P34"><text:span text:style-name="T2"><text:s/></text:span><text:span text:style-name="T1">3.2.4 <text:s/>Spis komunikatów błędów<text:tab/>5</text:span></text:p>
        <text:p text:style-name="P32"><text:span text:style-name="T3"><text:s/></text:span><text:span text:style-name="T1">4 <text:s/>Przypadki użycia<text:tab/>5</text:span></text:p>
        <text:p text:style-name="P34"><text:span text:style-name="T2"><text:s/></text:span><text:span text:style-name="T1">4.1.1 <text:s/>Klient tworzy nowego użytkownika w bazie serwera<text:tab/>5</text:span></text:p>
        <text:p text:style-name="P34"><text:span text:style-name="T2"><text:s/></text:span><text:span text:style-name="T1">4.1.2 <text:s/>Klient loguje się do serwera<text:tab/>5</text:span></text:p>
        <text:p text:style-name="P34"><text:span text:style-name="T2"><text:s/></text:span><text:span text:style-name="T1">4.1.3 <text:s/>Klient wylogowuje się z serwera<text:tab/>5</text:span></text:p>
        <text:p text:style-name="P34"><text:span text:style-name="T2"><text:s/></text:span><text:span text:style-name="T1">4.1.4 <text:s/>XXXXXXXXXXXXXXX<text:tab/>5</text:span></text:p>
        <text:p text:style-name="P32"><text:span text:style-name="T3"><text:s/></text:span><text:span text:style-name="T1">5 <text:s/>Aplikacja klienta<text:tab/>5</text:span></text:p>
        <text:p text:style-name="P33"><text:span text:style-name="T3"><text:s/></text:span><text:span text:style-name="T1">5.1 <text:s/>Wstęp<text:tab/>5</text:span></text:p>
        <text:p text:style-name="P33"><text:span text:style-name="T3"><text:s/></text:span><text:span text:style-name="T1">5.2 <text:s/>Moduł nazwa1<text:tab/>5</text:span></text:p>
        <text:p text:style-name="P33"><text:span text:style-name="T3"><text:s/></text:span><text:span text:style-name="T1">5.3 <text:s/>Moduł nazwa2<text:tab/>5</text:span></text:p>
        <text:p text:style-name="P32"><text:span text:style-name="T3"><text:s/></text:span><text:span text:style-name="T1">6 <text:s/>Aplikacja serwera<text:tab/>5</text:span></text:p>
        <text:p text:style-name="P33"><text:span text:style-name="T3"><text:s/></text:span><text:span text:style-name="T1">6.1 <text:s/>Wstęp<text:tab/>5</text:span></text:p>
        <text:p text:style-name="P33"><text:span text:style-name="T3"><text:s/></text:span><text:span text:style-name="T1">6.2 <text:s/>Moduł nazwa1<text:tab/>6</text:span></text:p>
        <text:p text:style-name="P33"><text:span text:style-name="T3"><text:s/></text:span><text:span text:style-name="T1">6.3 <text:s/>Moduł nazwa2<text:tab/>6</text:span></text:p>
        <text:p text:style-name="P32"><text:span text:style-name="T3"><text:s/></text:span><text:span text:style-name="T1">7 <text:s/>Przechowywane dane <text:tab/>6</text:span></text:p>
        <text:p text:style-name="P33"><text:span text:style-name="T3"><text:s/></text:span><text:span text:style-name="T1">7.1 <text:s/>Wstęp<text:tab/>6</text:span></text:p>
        <text:p text:style-name="P33"><text:span text:style-name="T3"><text:s/></text:span><text:span text:style-name="T1">7.2 <text:s/>Tabela/ plik1<text:tab/>6</text:span></text:p>
        <text:p text:style-name="P33"><text:span text:style-name="T3"><text:s/></text:span><text:span text:style-name="T1">7.3 <text:s/>Tabela/ plik2<text:tab/>6</text:span></text:p>
        <text:p text:style-name="P32"><text:span text:style-name="T3"><text:s/></text:span><text:span text:style-name="T1">8 <text:s/>Interfejs danych<text:tab/>6</text:span></text:p>
        <text:p text:style-name="P33"><text:span text:style-name="T3"><text:s/></text:span><text:span text:style-name="T1">8.1 <text:s/>Funkcja 1<text:tab/>6</text:span></text:p>
        <text:p text:style-name="P33"><text:span text:style-name="T3"><text:s/></text:span><text:span text:style-name="T1">8.2 <text:s/>Funkcja 2<text:tab/>6</text:span></text:p>
        <text:p text:style-name="P33"><text:span text:style-name="T3"><text:s/></text:span><text:span text:style-name="T1">8.3 <text:s/>…<text:tab/>6</text:span></text:p>
        <text:p text:style-name="P33"><text:span text:style-name="T3"><text:s/></text:span><text:span text:style-name="T1">8.4 <text:s/>Spis komunikatów błędów<text:tab/>6</text:span></text:p>
        <text:p text:style-name="P32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60" text:outline-level="1">Wstęp</text:h>
        <text:h text:style-name="P61" text:outline-level="2">Treść zadania</text:h>
        <text:p text:style-name="P40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43">•Treść pytania,</text:p>
        <text:p text:style-name="P43">•Propozycje odpowiedzi (co najwyżej 5),</text:p>
        <text:p text:style-name="P43">•Poprawną odpowiedź (tylko 1).</text:p>
        <text:p text:style-name="P43">Egzaminator przeprowadza egzamin udostępniając go wybranej grupie studentów na określony czas oraz uruchamia automatyczne sprawdzanie wyników testu dla poszczególnych studentów.</text:p>
        <text:p text:style-name="P43">Po sprawdzeniu wynik testu jest przypisywany poszczególnym studentom.</text:p>
        <text:p text:style-name="P43">Student loguje się, wprowadza odpowiedzi na poszczególne pytania i ogląda wyniki.</text:p>
        <text:h text:style-name="P61" text:outline-level="2">Dodatkowe założenia</text:h>
        <text:h text:style-name="P69" text:outline-level="3">Serwer</text:h>
        <text:p text:style-name="P40">Serwer wykonany zostanie w języku „C++”. Dane o klientach, plikach i zamówieniach będą przechowywane w <text:span text:style-name="T1">bazie danych</text:span></text:p>
        <text:h text:style-name="P69" text:outline-level="3">Klient</text:h>
        <text:p text:style-name="P40">Klient będzie aplikacją napisaną w języku C#</text:p>
        <text:h text:style-name="P60" text:outline-level="1">Słownik pojęć</text:h>
        <text:p text:style-name="P40">Sesja – abstrakcja połączenia zautentyfikowanego klienta z serwerem. Wszystkie komunikaty są wysyłane w ramach sesji. Wszystkie spróby komunikacji z serwerem poza aktywną sesją są odrzucane przez serwer.</text:p>
        <text:h text:style-name="P60" text:outline-level="1">Użyte protokoły</text:h>
        <text:h text:style-name="P61" text:outline-level="2">Protokół komunikacji klienta z serwerem</text:h>
        <text:h text:style-name="P69" text:outline-level="3"><text:tab/>Wstęp</text:h>
        <text:p text:style-name="Text_20_body"/>
        <text:p>Został opracowany własny protokół <text:span text:style-name="T16">komunikacji pomiędzy klientem a serwerem (Tablica </text:span>3.1.1.2.1<text:span text:style-name="T17">).</text:span></text:p>
        <text:h text:style-name="P64" text:outline-level="4"><text:soft-page-break/>Technologia</text:h>
        <text:h text:style-name="P68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2">Polecenie</text:p>
            </table:table-cell>
            <table:table-cell table:style-name="Table1.A1" office:value-type="string">
              <text:p text:style-name="P73">Rozmiar danych</text:p>
            </table:table-cell>
            <table:table-cell table:style-name="Table1.C1" office:value-type="string">
              <text:p text:style-name="P73">Dane</text:p>
            </table:table-cell>
          </table:table-row>
        </table:table>
        <text:h text:style-name="P67" text:outline-level="4">Polecenie – 1 bajt</text:h>
        <text:p text:style-name="P44">Rozmiar danych – 1 bajt, który pokazuje rozmiar danych w sekcji „Dane”(dom. w bajtach).</text:p>
        <text:p text:style-name="P42"><text:span text:style-name="T24">W przypadku błędu po stronie serwera serwer musi zwracać komunikat ERROR_DATAGRAM (Tablica 3.1.1.2.1).</text:span></text:p>
        <text:h text:style-name="P65" text:outline-level="4">Funkcjonalność:</text:h>
        <text:p text:style-name="P41">Protokół ten realizuje następującą funkcjonalność:</text:p>
        <text:p text:style-name="P9"/>
        <text:p text:style-name="P39"><text:span text:style-name="T19">Tablica</text:span> 3.1.1.2.1 – <text:span text:style-name="T18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5">Lp</text:p>
            </table:table-cell>
            <table:table-cell table:style-name="Table2.A1" office:value-type="string">
              <text:p text:style-name="P15">Treść komunikatu</text:p>
            </table:table-cell>
            <table:table-cell table:style-name="Table2.C1" office:value-type="string">
              <text:p text:style-name="P15">Spodziewana reakcja</text:p>
            </table:table-cell>
          </table:table-row>
          <table:table-row table:style-name="Table2.1">
            <table:table-cell table:style-name="Table2.A1" office:value-type="string">
              <text:p text:style-name="P15">1</text:p>
            </table:table-cell>
            <table:table-cell table:style-name="Table2.A1" office:value-type="string">
              <text:p text:style-name="P15">GET_TEST_LIST_SIZE</text:p>
            </table:table-cell>
            <table:table-cell table:style-name="Table2.C1" office:value-type="string">
              <text:p text:style-name="P26">Klient wysyła do serwera <text:span text:style-name="T21">ramkę</text:span> <text:span text:style-name="T10">z polem „Rozmiar danych” = 0 i bez pola „Dane”</text:span>.</text:p>
              <text:p text:style-name="P24">Klient otrzymuje liczbę testów <text:span text:style-name="T9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15">2</text:p>
            </table:table-cell>
            <table:table-cell table:style-name="Table2.A1" office:value-type="string">
              <text:p text:style-name="P15">GET_TEST</text:p>
            </table:table-cell>
            <table:table-cell table:style-name="Table2.C1" office:value-type="string">
              <text:p text:style-name="P25">Klient <text:span text:style-name="T11">w</text:span> polu „Dane” wpisuje numer testu. Otrzymuje od serwera wypełnioną ramkę danych <text:span text:style-name="T12">w formacie JSON zdefiniowanym następująco:</text:span></text:p>
              <text:p text:style-name="P25">„<text:span text:style-name="T12">{‘text’:’</text:span><text:span text:style-name="T14">tekst_pytania</text:span><text:span text:style-name="T12">’, ‘variants’:[</text:span><text:span text:style-name="T4">‘</text:span><text:span text:style-name="T14">odp1</text:span><text:span text:style-name="T4">’,’</text:span><text:span text:style-name="T14">odp2</text:span><text:span text:style-name="T4">’, </text:span><text:span text:style-name="T12">… ]}</text:span>”.</text:p>
            </table:table-cell>
          </table:table-row>
          <table:table-row table:style-name="Table2.1">
            <table:table-cell table:style-name="Table2.A4" office:value-type="string">
              <text:p text:style-name="P16">3</text:p>
            </table:table-cell>
            <table:table-cell table:style-name="Table2.A4" office:value-type="string">
              <text:p text:style-name="P16">SEND_TESTS_ANSWERS</text:p>
            </table:table-cell>
            <table:table-cell table:style-name="Table2.C4" office:value-type="string">
              <text:p text:style-name="P27">Klient wysyła w polu „Dane” wybrane odpowiedzi dla testów w formacie JSON zdefiniowanym następująco:</text:p>
              <text:p text:style-name="P27">„{‘answewrs’:[‘<text:span text:style-name="T13">test_n</text:span>’:’<text:span text:style-name="T13">ans_n</text:span>’, … ]}”.</text:p>
              <text:p text:style-name="P55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16">4</text:p>
            </table:table-cell>
            <table:table-cell table:style-name="Table2.A1" office:value-type="string">
              <text:p text:style-name="P14">OPEN_SESSION</text:p>
            </table:table-cell>
            <table:table-cell table:style-name="Table2.C1" office:value-type="string">
              <text:p text:style-name="P21">Komunikat mówi serwerowi otworzyć nową sesję.</text:p>
              <text:p text:style-name="P22">Serwer czeka na nowe połączenie od klientów. Po uzyskaniu nowego połączenia serwer <text:span text:style-name="T6">czeka</text:span> na ten komunikat. <text:span text:style-name="T7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23"><text:soft-page-break/><text:span text:style-name="T27">Klient dostaje w odpowiedź komunikat zwrotny z kodem błędu.</text:span></text:p>
            </table:table-cell>
          </table:table-row>
          <table:table-row table:style-name="Table2.1">
            <table:table-cell table:style-name="Table2.A4" office:value-type="string">
              <text:p text:style-name="P16">5</text:p>
            </table:table-cell>
            <table:table-cell table:style-name="Table2.A4" office:value-type="string">
              <text:p text:style-name="P14">CLOSE_SESSION</text:p>
            </table:table-cell>
            <table:table-cell table:style-name="Table2.C4" office:value-type="string">
              <text:p text:style-name="P21">Zamyka aktualną sesję.</text:p>
              <text:p text:style-name="P57">Kliend dostaje komunikat zwrotny z kodem błędu.</text:p>
            </table:table-cell>
          </table:table-row>
          <table:table-row table:style-name="Table2.1">
            <table:table-cell table:style-name="Table2.A4" office:value-type="string">
              <text:p text:style-name="P17">6</text:p>
            </table:table-cell>
            <table:table-cell table:style-name="Table2.A4" office:value-type="string">
              <text:p text:style-name="P17">GET_RESULTS</text:p>
            </table:table-cell>
            <table:table-cell table:style-name="Table2.C4" office:value-type="string">
              <text:p text:style-name="P28">Klient wysyła pustą ramkę.</text:p>
              <text:p text:style-name="P28">Dostaje od serwera ramke z polem „Dane” zawierającą wyniki testów w formacie JSON:</text:p>
              <text:p text:style-name="P28">„{‘pass’:’<text:span text:style-name="T13">liczba_testów_zdanych</text:span>’, ‘all’:’<text:span text:style-name="T13">liczba_wszystkich_testów</text:span>’}”</text:p>
              <text:p text:style-name="P28"/>
            </table:table-cell>
          </table:table-row>
          <table:table-row table:style-name="Table2.1">
            <table:table-cell table:style-name="Table2.A4" office:value-type="string">
              <text:p text:style-name="P18">7</text:p>
            </table:table-cell>
            <table:table-cell table:style-name="Table2.A4" office:value-type="string">
              <text:p text:style-name="P18">CHANGE_CREDENTIALS</text:p>
            </table:table-cell>
            <table:table-cell table:style-name="Table2.C4" office:value-type="string">
              <text:p text:style-name="P29">Klient wpisuje w pole „Dane” w pierwsze LOGIN_BYTE_SIZE bajt nowy login, a w następne PASSWORD_BYTE_SIZE nowe hasło.</text:p>
              <text:p text:style-name="P29"><text:span text:style-name="T28">Klient dostaje komunikat zwrotny z kodem błędu</text:span>.</text:p>
            </table:table-cell>
          </table:table-row>
          <table:table-row table:style-name="Table2.1">
            <table:table-cell table:style-name="Table2.A4" office:value-type="string">
              <text:p text:style-name="P19">8</text:p>
            </table:table-cell>
            <table:table-cell table:style-name="Table2.A4" office:value-type="string">
              <text:p text:style-name="P19">ADD_GROUP</text:p>
            </table:table-cell>
            <table:table-cell table:style-name="Table2.C4" office:value-type="string">
              <text:p text:style-name="P30">Klient wpisuje w pole „Dane” nazwę nowej grupy.</text:p>
              <text:p text:style-name="P30">Dostaje od serwera komunikat zwrotny z kodem błędu.</text:p>
            </table:table-cell>
          </table:table-row>
          <table:table-row table:style-name="Table2.1">
            <table:table-cell table:style-name="Table2.A4" office:value-type="string">
              <text:p text:style-name="P20">9</text:p>
            </table:table-cell>
            <table:table-cell table:style-name="Table2.A4" office:value-type="string">
              <text:p text:style-name="P20">ADD_USER</text:p>
            </table:table-cell>
            <table:table-cell table:style-name="Table2.C4" office:value-type="string">
              <text:p text:style-name="P52">Klient wpisuje w pole danych : pierwsze LOGIN_BYTE_SIZE bajtów – login nowego użytkownika, w następne PASSWORD_BYTE_SIZE bajtów – nowe hasło nowego użytkownika, <text:span text:style-name="T15">i w ostatnim bajcie wysyłą kod grupy nowego użytkownika z tablicy 3.1.1.2.3.</text:span></text:p>
              <text:p text:style-name="P59">Klient dostaje komunikat zwrotny z kodem błędu.</text:p>
            </table:table-cell>
          </table:table-row>
          <table:table-row table:style-name="Table2.1">
            <table:table-cell table:style-name="Table2.A4" office:value-type="string">
              <text:p text:style-name="P49">10</text:p>
            </table:table-cell>
            <table:table-cell table:style-name="Table2.A4" office:value-type="string">
              <text:p text:style-name="P49">ERROR_DATAGRAM</text:p>
            </table:table-cell>
            <table:table-cell table:style-name="Table2.C4" office:value-type="string">
              <text:p text:style-name="P53">Ten komunikat świadczy o tym, że w polu „Dane” w pierwszym bajcie znajduje się kod błędu , a w drugim bajcie - kod operacji której ten błąd dotyczy. Rozmiar pola „Dane” Wynosi 2 bajty.</text:p>
            </table:table-cell>
          </table:table-row>
        </table:table>
        <text:p text:style-name="Text_20_body"/>
        <text:p text:style-name="P12">Tablica 3.1.1.2.2 – <text:span text:style-name="T20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36">Wartość</text:p>
            </table:table-cell>
            <table:table-cell table:style-name="Table4.A1" office:value-type="string">
              <text:p text:style-name="P36">Nazwa</text:p>
            </table:table-cell>
            <table:table-cell table:style-name="Table4.C1" office:value-type="string">
              <text:p text:style-name="P36">Opis</text:p>
            </table:table-cell>
          </table:table-row>
          <table:table-row>
            <table:table-cell table:style-name="Table4.A2" office:value-type="string">
              <text:p text:style-name="P36">20</text:p>
            </table:table-cell>
            <table:table-cell table:style-name="Table4.A2" office:value-type="string">
              <text:p text:style-name="P36">LOGIN_BYTE_SIZE</text:p>
            </table:table-cell>
            <table:table-cell table:style-name="Table4.C2" office:value-type="string">
              <text:p text:style-name="P36">Rozmiar loginu w bajtach.</text:p>
            </table:table-cell>
          </table:table-row>
          <table:table-row>
            <table:table-cell table:style-name="Table4.A2" office:value-type="string">
              <text:p text:style-name="P36">30</text:p>
            </table:table-cell>
            <table:table-cell table:style-name="Table4.A2" office:value-type="string">
              <text:p text:style-name="P36">PASSWORD_BYTE_SIZE</text:p>
            </table:table-cell>
            <table:table-cell table:style-name="Table4.C2" office:value-type="string">
              <text:p text:style-name="P36">Rozmiar hasła w bajtach.</text:p>
            </table:table-cell>
          </table:table-row>
          <table:table-row>
            <table:table-cell table:style-name="Table4.A2" office:value-type="string">
              <text:p text:style-name="P37"/>
            </table:table-cell>
            <table:table-cell table:style-name="Table4.A2" office:value-type="string">
              <text:p text:style-name="P36"/>
            </table:table-cell>
            <table:table-cell table:style-name="Table4.C2" office:value-type="string">
              <text:p text:style-name="P36"/>
            </table:table-cell>
          </table:table-row>
        </table:table>
        <text:p text:style-name="Text_20_body"><text:soft-page-break/></text:p>
        <text:h text:style-name="P69" text:outline-level="3">Dokładny opis funkcjonalny poszczególnych metod/komend</text:h>
        <text:h text:style-name="P66" text:outline-level="4">XXXXXXXXXXXX (</text:h>
        <text:p text:style-name="Text_20_body">Sygnatura:</text:p>
        <text:p text:style-name="Text_20_body">Deklaracja (wartość zwracana, nazwa, parametry i ich znaczenie</text:p>
        <text:p text:style-name="Text_20_body">Semantyka:</text:p>
        <text:p text:style-name="P9">Po co jest / co robi</text:p>
        <text:p text:style-name="P9">XXXXXXXXXXXXXXXXXXXXXXXXXXXXXXXXX</text:p>
        <text:p text:style-name="P9">XXXXXXXXXXXXXXXXXXXXXXXXXXXXXXXXXX</text:p>
        <text:p text:style-name="P9">XXXXXXXXXXXXXXXXXXXXXXXXXXXXXXXX</text:p>
        <text:p text:style-name="P9">Kody błędów:</text:p>
        <text:p text:style-name="P9">XXXXXXXXXXXXXXXXXXXXXXXXXXXXXXXXXXX</text:p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B1" office:value-type="string">
              <text:p text:style-name="Text_20_body">Komunikat</text:p>
            </table:table-cell>
          </table:table-row>
          <table:table-row table:style-name="Table3.1">
            <table:table-cell table:style-name="Table3.A1" office:value-type="string">
              <text:p text:style-name="Text_20_body">0x00</text:p>
            </table:table-cell>
            <table:table-cell table:style-name="Table3.B1" office:value-type="string">
              <text:p text:style-name="Text_20_body">SUCCESS</text:p>
            </table:table-cell>
          </table:table-row>
          <table:table-row table:style-name="Table3.1">
            <table:table-cell table:style-name="Table3.A1" office:value-type="string">
              <text:p text:style-name="Text_20_body"/>
            </table:table-cell>
            <table:table-cell table:style-name="Table3.B1" office:value-type="string">
              <text:p text:style-name="Text_20_body"/>
            </table:table-cell>
          </table:table-row>
          <table:table-row table:style-name="Table3.1">
            <table:table-cell table:style-name="Table3.A1" office:value-type="string">
              <text:p text:style-name="Text_20_body"/>
            </table:table-cell>
            <table:table-cell table:style-name="Table3.B1" office:value-type="string">
              <text:p text:style-name="Text_20_body"/>
            </table:table-cell>
          </table:table-row>
          <table:table-row table:style-name="Table3.1">
            <table:table-cell table:style-name="Table3.A1" office:value-type="string">
              <text:p text:style-name="Text_20_body"/>
            </table:table-cell>
            <table:table-cell table:style-name="Table3.B1" office:value-type="string">
              <text:p text:style-name="Text_20_body"/>
            </table:table-cell>
          </table:table-row>
        </table:table>
        <text:p text:style-name="Text_20_body"/>
        <text:h text:style-name="P61" text:outline-level="2">Protokół przesyłania plików pomiędzy klientami<text:span text:style-name="T5">(o ile występuje)</text:span></text:h>
        <text:h text:style-name="P69" text:outline-level="3">Wstęp</text:h>
        <text:p text:style-name="Text_20_body"><text:tab/><text:span text:style-name="T1">XXXXXXXXXXXXXXXXXXXXXXXXXXXXXXXXXXXXXXXXXXXXXXXXXX</text:span></text:p>
        <text:p text:style-name="P9">XXXXXXXXXXXXXXXXXXXXXXXXXXXXXXXXXXXXXXXXXXXXXXXXX</text:p>
        <text:p text:style-name="P9">XXXXXXXXXXXXXXXXXXXXXXXXXXXXXXXXXXXXXXXXXXXXXXXXXXXX</text:p>
        <text:h text:style-name="P69" text:outline-level="3">Żądanie</text:h>
        <text:h text:style-name="P69" text:outline-level="3">Odpowiedź</text:h>
        <text:h text:style-name="Heading_20_3" text:outline-level="3">Spis komunikatów błędów</text:h>
        <text:p text:style-name="Text_20_body"/>
        <text:h text:style-name="P60" text:outline-level="1"><text:soft-page-break/>Przypadki użycia</text:h>
        <text:h text:style-name="P69" text:outline-level="3">Klient tworzy nowego użytkownika w bazie serwera</text:h>
        <text:p text:style-name="Text_20_body"><text:tab/>xxxxxxxxxXXXXXXXXXXXXXXXXXX <text:span text:style-name="T5">Na przykład</text:span></text:p>
        <text:h text:style-name="P69" text:outline-level="3">Klient loguje się do serwera</text:h>
        <text:p text:style-name="Text_20_body"><text:tab/>Klient wywołuje login. <text:s text:c="12"/><text:span text:style-name="T5">Na przykład</text:span></text:p>
        <text:h text:style-name="P69" text:outline-level="3">Klient wylogowuje się z serwera</text:h>
        <text:p text:style-name="Text_20_body">Klient wywołuje logout</text:p>
        <text:h text:style-name="P69" text:outline-level="3">XXXXXXXXXXXXXXX</text:h>
        <text:p text:style-name="Text_20_body">XXXXXXXXXXXXXXXXXXXXXXXXXX</text:p>
        <text:p text:style-name="Text_20_body"/>
        <text:h text:style-name="P60" text:outline-level="1">Aplikacja klienta</text:h>
        <text:h text:style-name="P61" text:outline-level="2">Wstęp</text:h>
        <text:p text:style-name="P10">Po co jest co robi.</text:p>
        <text:h text:style-name="P61" text:outline-level="2">Moduł <text:span text:style-name="T5">nazwa1</text:span></text:h>
        <text:p text:style-name="P10">Bardzo ogólnie funkcjonalność</text:p>
        <text:h text:style-name="P61" text:outline-level="2">Moduł <text:span text:style-name="T5">nazwa2</text:span></text:h>
        <text:p text:style-name="P10">Bardzo ogólnie funkcjonalność</text:p>
        <text:h text:style-name="P60" text:outline-level="1">Aplikacja serwera</text:h>
        <text:h text:style-name="P61" text:outline-level="2">Wstęp</text:h>
        <text:p text:style-name="P10">Po co jest co robi.</text:p>
        <text:h text:style-name="P61" text:outline-level="2">Moduł <text:span text:style-name="T5">nazwa1</text:span></text:h>
        <text:p text:style-name="P10">Bardzo ogólnie funkcjonalność</text:p>
        <text:h text:style-name="P61" text:outline-level="2">Moduł <text:span text:style-name="T5">nazwa2</text:span></text:h>
        <text:p text:style-name="P10">Bardzo ogólnie funkcjonalność</text:p>
        <text:p text:style-name="P11"><text:s/></text:p>
        <text:h text:style-name="P60" text:outline-level="1"><text:soft-page-break/>Przechowywane dane </text:h>
        <text:h text:style-name="P61" text:outline-level="2">Wstęp</text:h>
        <text:h text:style-name="P61" text:outline-level="2">Tabela/ plik1</text:h>
        <text:p text:style-name="P10">Po co jest, rodzaj przechowywanych danych</text:p>
        <text:h text:style-name="P61" text:outline-level="2">Tabela/ plik2</text:h>
        <text:h text:style-name="P60" text:outline-level="1">Interfejs danych</text:h>
        <text:h text:style-name="P62" text:outline-level="2">Funkcja 1</text:h>
        <text:p text:style-name="P10">Krótki opis (po co, zwracana wartość, parametry)</text:p>
        <text:h text:style-name="P62" text:outline-level="2">Funkcja 2</text:h>
        <text:p text:style-name="P10">Krótki opis (po co, zwracana wartość, parametry)</text:p>
        <text:h text:style-name="P63" text:outline-level="2">…</text:h>
        <text:h text:style-name="P61" text:outline-level="2">Spis komunikatów błędów</text:h>
        <text:h text:style-name="P60" text:outline-level="1">Planowany podział prac</text:h>
        <text:p text:style-name="P13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 style:num-format="1"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4-21T18:32:46.214133004</dc:date>
    <meta:print-date>2113-01-01T00:00:00</meta:print-date>
    <meta:editing-cycles>73</meta:editing-cycles>
    <meta:editing-duration>PT2H33M44S</meta:editing-duration>
    <meta:generator>LibreOffice/6.0.3.2$Linux_X86_64 LibreOffice_project/00m0$Build-2</meta:generator>
    <meta:document-statistic meta:table-count="4" meta:image-count="0" meta:object-count="0" meta:page-count="8" meta:paragraph-count="200" meta:word-count="942" meta:character-count="6829" meta:non-whitespace-character-count="5932"/>
  </office:meta>
</office:document-meta>
</file>